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Ming HK1" svg:font-family="'AR PL UMing H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2014b"/>
    </style:style>
    <style:style style:name="P2" style:family="paragraph" style:parent-style-name="Standard">
      <style:text-properties officeooo:paragraph-rsid="00149816"/>
    </style:style>
    <style:style style:name="P3" style:family="paragraph" style:parent-style-name="Standard">
      <style:text-properties officeooo:paragraph-rsid="0014ebcb"/>
    </style:style>
    <style:style style:name="P4" style:family="paragraph" style:parent-style-name="Standard">
      <style:text-properties fo:color="#000000" style:font-name="DejaVu Serif" fo:font-size="10.5pt" officeooo:paragraph-rsid="0014ebcb" style:font-name-asian="AR PL UMing HK1" style:font-size-asian="10.5pt" style:font-name-complex="Lohit Devanagari2" style:font-size-complex="10.5pt"/>
    </style:style>
    <style:style style:name="P5" style:family="paragraph" style:parent-style-name="Standard">
      <style:text-properties fo:color="#000000" style:font-name="DejaVu Serif" fo:font-size="10.5pt" officeooo:paragraph-rsid="0025ca5b" style:font-name-asian="AR PL UMing HK1" style:font-size-asian="10.5pt" style:font-name-complex="Lohit Devanagari2" style:font-size-complex="10.5pt"/>
    </style:style>
    <style:style style:name="P6" style:family="paragraph" style:parent-style-name="Standard">
      <style:text-properties fo:color="#000000" style:font-name="DejaVu Serif" fo:font-size="10.5pt" officeooo:paragraph-rsid="002669e4" style:font-name-asian="AR PL UMing HK1" style:font-size-asian="10.5pt" style:font-name-complex="Lohit Devanagari2" style:font-size-complex="10.5pt"/>
    </style:style>
    <style:style style:name="P7" style:family="paragraph" style:parent-style-name="Standard">
      <style:text-properties fo:color="#000000" style:font-name="DejaVu Serif" fo:font-size="10.5pt" officeooo:paragraph-rsid="0019b7ed" style:font-name-asian="AR PL UMing HK1" style:font-size-asian="10.5pt" style:font-name-complex="Lohit Devanagari2" style:font-size-complex="10.5pt"/>
    </style:style>
    <style:style style:name="P8" style:family="paragraph" style:parent-style-name="Standard">
      <style:text-properties fo:color="#000000" style:font-name="DejaVu Serif" fo:font-size="10.5pt" fo:font-weight="bold" officeooo:paragraph-rsid="002669e4" style:font-name-asian="AR PL UMing HK1" style:font-size-asian="10.5pt" style:font-weight-asian="bold" style:font-name-complex="Lohit Devanagari2" style:font-size-complex="10.5pt" style:font-weight-complex="bold"/>
    </style:style>
    <style:style style:name="P9" style:family="paragraph" style:parent-style-name="Standard">
      <style:text-properties officeooo:paragraph-rsid="00216f88"/>
    </style:style>
    <style:style style:name="P10" style:family="paragraph" style:parent-style-name="Standard" style:list-style-name="L3">
      <style:text-properties fo:color="#000000" style:font-name="DejaVu Serif" fo:font-size="10.5pt" officeooo:paragraph-rsid="0024536a" style:font-name-asian="AR PL UMing HK1" style:font-size-asian="10.5pt" style:font-name-complex="Lohit Devanagari2" style:font-size-complex="10.5pt"/>
    </style:style>
    <style:style style:name="P11" style:family="paragraph" style:parent-style-name="Standard" style:list-style-name="L3">
      <style:text-properties fo:color="#000000" style:font-name="DejaVu Serif" fo:font-size="10.5pt" officeooo:paragraph-rsid="0021c33d" style:font-name-asian="AR PL UMing HK1" style:font-size-asian="10.5pt" style:font-name-complex="Lohit Devanagari2" style:font-size-complex="10.5pt"/>
    </style:style>
    <style:style style:name="P12" style:family="paragraph" style:parent-style-name="Standard" style:list-style-name="L3">
      <style:text-properties fo:color="#000000" style:font-name="DejaVu Serif" fo:font-size="10.5pt" officeooo:paragraph-rsid="0025ca5b" style:font-name-asian="AR PL UMing HK1" style:font-size-asian="10.5pt" style:font-name-complex="Lohit Devanagari2" style:font-size-complex="10.5pt"/>
    </style:style>
    <style:style style:name="P13" style:family="paragraph" style:parent-style-name="Standard" style:list-style-name="L6">
      <style:text-properties fo:color="#000000" style:font-name="DejaVu Serif" fo:font-size="10.5pt" officeooo:paragraph-rsid="00216f88" style:font-name-asian="AR PL UMing HK1" style:font-size-asian="10.5pt" style:font-name-complex="Lohit Devanagari2" style:font-size-complex="10.5pt"/>
    </style:style>
    <style:style style:name="P14" style:family="paragraph" style:parent-style-name="Standard" style:list-style-name="L6">
      <style:text-properties fo:color="#000000" style:font-name="DejaVu Serif" fo:font-size="10.5pt" officeooo:paragraph-rsid="0021c33d" style:font-name-asian="AR PL UMing HK1" style:font-size-asian="10.5pt" style:font-name-complex="Lohit Devanagari2" style:font-size-complex="10.5pt"/>
    </style:style>
    <style:style style:name="P15" style:family="paragraph" style:parent-style-name="Standard" style:list-style-name="L6">
      <style:text-properties fo:color="#000000" style:font-name="DejaVu Serif" fo:font-size="10.5pt" officeooo:paragraph-rsid="002256ca" style:font-name-asian="AR PL UMing HK1" style:font-size-asian="10.5pt" style:font-name-complex="Lohit Devanagari2" style:font-size-complex="10.5pt"/>
    </style:style>
    <style:style style:name="P16" style:family="paragraph" style:parent-style-name="Standard" style:list-style-name="L6">
      <style:text-properties fo:color="#000000" style:font-name="DejaVu Serif" fo:font-size="10.5pt" officeooo:paragraph-rsid="0024536a" style:font-name-asian="AR PL UMing HK1" style:font-size-asian="10.5pt" style:font-name-complex="Lohit Devanagari2" style:font-size-complex="10.5pt"/>
    </style:style>
    <style:style style:name="P17" style:family="paragraph" style:parent-style-name="Standard" style:list-style-name="L7">
      <style:text-properties fo:color="#000000" style:font-name="DejaVu Serif" fo:font-size="10.5pt" officeooo:paragraph-rsid="002669e4" style:font-name-asian="AR PL UMing HK1" style:font-size-asian="10.5pt" style:font-name-complex="Lohit Devanagari2" style:font-size-complex="10.5pt"/>
    </style:style>
    <style:style style:name="P18" style:family="paragraph" style:parent-style-name="Standard" style:list-style-name="L7">
      <style:text-properties fo:color="#000000" style:font-name="DejaVu Serif" fo:font-size="10.5pt" officeooo:paragraph-rsid="002798c7" style:font-name-asian="AR PL UMing HK1" style:font-size-asian="10.5pt" style:font-name-complex="Lohit Devanagari2" style:font-size-complex="10.5pt"/>
    </style:style>
    <style:style style:name="P19" style:family="paragraph" style:parent-style-name="Standard">
      <style:text-properties fo:color="#000000" style:font-name="DejaVu Serif" fo:font-size="10.5pt" officeooo:paragraph-rsid="0038f5f3" style:font-name-asian="AR PL UMing HK1" style:font-size-asian="10.5pt" style:font-name-complex="Lohit Devanagari2" style:font-size-complex="10.5pt"/>
    </style:style>
    <style:style style:name="P20" style:family="paragraph" style:parent-style-name="Standard">
      <style:text-properties fo:color="#000000" style:font-name="DejaVu Serif" fo:font-size="10.5pt" fo:font-weight="normal" officeooo:paragraph-rsid="0038f5f3" style:font-name-asian="AR PL UMing HK1" style:font-size-asian="10.5pt" style:font-weight-asian="normal" style:font-name-complex="Lohit Devanagari2" style:font-size-complex="10.5pt" style:font-weight-complex="normal"/>
    </style:style>
    <style:style style:name="P21" style:family="paragraph" style:parent-style-name="Standard">
      <style:text-properties fo:color="#000000" style:font-name="DejaVu Serif" fo:font-size="10.5pt" fo:font-weight="normal" officeooo:paragraph-rsid="003a291d" style:font-name-asian="AR PL UMing HK1" style:font-size-asian="10.5pt" style:font-weight-asian="normal" style:font-name-complex="Lohit Devanagari2" style:font-size-complex="10.5pt" style:font-weight-complex="normal"/>
    </style:style>
    <style:style style:name="P22" style:family="paragraph" style:parent-style-name="Standard" style:list-style-name="L8">
      <style:text-properties officeooo:paragraph-rsid="00212bac"/>
    </style:style>
    <style:style style:name="P23" style:family="paragraph" style:parent-style-name="Standard" style:list-style-name="L8">
      <style:text-properties officeooo:paragraph-rsid="00216f88"/>
    </style:style>
    <style:style style:name="P24" style:family="paragraph" style:parent-style-name="Standard" style:list-style-name="L8">
      <style:text-properties officeooo:paragraph-rsid="00149816"/>
    </style:style>
    <style:style style:name="P25" style:family="paragraph" style:parent-style-name="Standard" style:list-style-name="L8">
      <style:text-properties officeooo:paragraph-rsid="0034d534"/>
    </style:style>
    <style:style style:name="P26" style:family="paragraph" style:parent-style-name="Standard" style:list-style-name="L8">
      <style:text-properties officeooo:paragraph-rsid="0036afb1"/>
    </style:style>
    <style:style style:name="P27" style:family="paragraph" style:parent-style-name="Standard" style:list-style-name="L8">
      <style:text-properties officeooo:paragraph-rsid="0035e42e"/>
    </style:style>
    <style:style style:name="P28" style:family="paragraph" style:parent-style-name="Standard" style:list-style-name="L8">
      <style:text-properties officeooo:paragraph-rsid="002a626a"/>
    </style:style>
    <style:style style:name="P29" style:family="paragraph" style:parent-style-name="Standard" style:list-style-name="L8">
      <style:text-properties officeooo:paragraph-rsid="0019b7ed"/>
    </style:style>
    <style:style style:name="P30" style:family="paragraph" style:parent-style-name="Standard" style:list-style-name="L8">
      <style:text-properties officeooo:paragraph-rsid="0014ebcb"/>
    </style:style>
    <style:style style:name="P31" style:family="paragraph" style:parent-style-name="Standard" style:list-style-name="L8">
      <style:text-properties officeooo:paragraph-rsid="0038498f"/>
    </style:style>
    <style:style style:name="P32" style:family="paragraph" style:parent-style-name="Standard" style:list-style-name="L8">
      <style:text-properties officeooo:paragraph-rsid="0038f5f3"/>
    </style:style>
    <style:style style:name="P33" style:family="paragraph" style:parent-style-name="Standard" style:list-style-name="L8">
      <style:text-properties officeooo:paragraph-rsid="0028cbc6"/>
    </style:style>
    <style:style style:name="P34" style:family="paragraph" style:parent-style-name="Standard">
      <style:text-properties officeooo:paragraph-rsid="003b3208"/>
    </style:style>
    <style:style style:name="P35" style:family="paragraph" style:parent-style-name="Standard">
      <style:text-properties officeooo:paragraph-rsid="003bdb6d"/>
    </style:style>
    <style:style style:name="T1" style:family="text">
      <style:text-properties fo:font-weight="bold" style:font-weight-asian="bold" style:font-weight-complex="bold"/>
    </style:style>
    <style:style style:name="T2" style:family="text">
      <style:text-properties fo:color="#000000" style:font-name="DejaVu Serif" fo:font-size="10.5pt" style:font-name-asian="AR PL UMing HK1" style:font-size-asian="10.5pt" style:font-name-complex="Lohit Devanagari2" style:font-size-complex="10.5pt"/>
    </style:style>
    <style:style style:name="T3" style:family="text">
      <style:text-properties fo:color="#000000" style:font-name="DejaVu Serif" fo:font-size="10.5pt" fo:font-weight="normal" style:font-name-asian="AR PL UMing HK1" style:font-size-asian="10.5pt" style:font-weight-asian="normal" style:font-name-complex="Lohit Devanagari2" style:font-size-complex="10.5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olo : <text:span text:style-name="T1">Giocare Turno</text:span></text:p>
      <text:p text:style-name="P1">Precondizione : Deve essere il turno del giocatore.</text:p>
      <text:p text:style-name="P2">Descrizione: </text:p>
      <text:list xml:id="list3844029293595026725" text:style-name="L8">
        <text:list-item>
          <text:p text:style-name="P22">Il Player può decidere di giocare una carta Oggetto (1)</text:p>
        </text:list-item>
        <text:list-item>
          <text:p text:style-name="P23">Il sistema applica gli effetti della carta Oggetto giocata</text:p>
        </text:list-item>
        <text:list-item>
          <text:p text:style-name="P24">Il Player deve decidere una destinazione. </text:p>
        </text:list-item>
        <text:list-item>
          <text:p text:style-name="P24">Il sistema posiziona il Character (la pedina del giocatore) alla destinazione.</text:p>
          <text:list>
            <text:list-item>
              <text:p text:style-name="P25">Controlla se la casella di destinazione esiste</text:p>
            </text:list-item>
            <text:list-item>
              <text:p text:style-name="P25">Controlla se il personaggio ha un raggio di movimento che gli permette di raggiungere la destinazione</text:p>
            </text:list-item>
            <text:list-item>
              <text:p text:style-name="P26">Controlla se la cella è raggiungibile dal personaggio (La cella scialuppa non è raggiungibile dagli alieni)</text:p>
            </text:list-item>
          </text:list>
        </text:list-item>
        <text:list-item>
          <text:p text:style-name="P27">La Cella determina la carta Settore/Scialuppa/nessuna da pescare.</text:p>
        </text:list-item>
        <text:list-item>
          <text:p text:style-name="P28">Il sistema comunica la carta pescata al giocatore.</text:p>
        </text:list-item>
        <text:list-item>
          <text:p text:style-name="P29"><text:span text:style-name="T2">Se il gioco è in modalità completa ed è stata pescata una Carte Scialuppa, il sistema applica l'effetto della carta Scialuppa pescata:</text:span></text:p>
          <text:list>
            <text:list-item>
              <text:p text:style-name="P29"><text:span text:style-name="T2">la carta Rossa / Verde determinano lo stato di una scialuppa.</text:span></text:p>
            </text:list-item>
          </text:list>
        </text:list-item>
        <text:list-item>
          <text:p text:style-name="P30">Se è carta Settore, il sistema applica l'effetto della carta Settore pescata: </text:p>
          <text:list>
            <text:list-item>
              <text:p text:style-name="P30"><text:span text:style-name="T2">se Rumore nel tuo settore: il sistema dichiara un rumore nella posizione del Character (quella in cui ha concluso il movimento)</text:span></text:p>
            </text:list-item>
            <text:list-item>
              <text:p text:style-name="P30"><text:span text:style-name="T2">se Rumore in qualunque settore : il sistema chiede al Player di specificare la posizione in cui si verifica un rumore </text:span></text:p>
            </text:list-item>
            <text:list-item>
              <text:p text:style-name="P30"><text:span text:style-name="T2">se Silenzio : il sistema dichiara silenzio</text:span></text:p>
            </text:list-item>
          </text:list>
        </text:list-item>
        <text:list-item>
          <text:p text:style-name="P31"><text:span text:style-name="T2">Se occorre, il Player specifica la posizione in cui accade un Rumore.</text:span></text:p>
        </text:list-item>
      </text:list>
      <text:p text:style-name="P4"/>
      <text:list xml:id="list2127645872" text:continue-numbering="true" text:style-name="L8">
        <text:list-item>
          <text:p text:style-name="P32"><text:span text:style-name="T2">Se il gioco è in Modalità Completa, e la carta Settore contiene l'icona/indicazione “oggetto” : <text:tab/>Il sistema assegna al Player una Carta Oggetto, se il giocatore non ha accumulato il <text:s/>numero massimo di 3.</text:span></text:p>
        </text:list-item>
        <text:list-item>
          <text:p text:style-name="P32"><text:span text:style-name="T2">Il Player può decidere di giocare una carta Oggetto (1)</text:span></text:p>
        </text:list-item>
        <text:list-item>
          <text:p text:style-name="P33"><text:span text:style-name="T2">Il sistema applica gli effetti della carta giocata</text:span></text:p>
        </text:list-item>
        <text:list-item>
          <text:p text:style-name="P29"><text:span text:style-name="T2">Lo use case termina.</text:span></text:p>
        </text:list-item>
      </text:list>
      <text:p text:style-name="P7"/>
      <text:p text:style-name="P19"><text:span text:style-name="T1">Giocare Turno: Eccezioni</text:span></text:p>
      <text:p text:style-name="P19"><text:span text:style-name="T1"/></text:p>
      <text:p text:style-name="P19"><text:span text:style-name="T1">Failure Scenario 1:</text:span></text:p>
      <text:p text:style-name="P19"><text:span text:style-name="T1"/></text:p>
      <text:p text:style-name="P20">8. <text:tab/>Dopo una Carta NoiseAnywhere, il Player non fornisce input e i 60 secondi del <text:tab/>turno <text:tab/>scadono.</text:p>
      <text:p text:style-name="P20">Handling:</text:p>
      <text:p text:style-name="P20">Il sistema chiama la funzione NoiseHere. Il movimento del personaggio non è annullato; ma come opzione di default si usa il comportamento della carta Noisehere, che causa un rumore nella posizione del personaggio. Dopodichè, il sistema chiude il turno. </text:p>
      <text:p text:style-name="P20"/>
      <text:p text:style-name="P21"><text:span text:style-name="T1">Failure Scenario 2:</text:span></text:p>
      <text:p text:style-name="P21"><text:span text:style-name="T1"/></text:p>
      <text:p text:style-name="P34"><text:span text:style-name="T3">3. <text:tab/>Il giocatore (che può avere giocato una Carta Oggetto in precedenza o meno) non <text:tab/>fornisce nessuna destinazione in input.</text:span></text:p>
      <text:p text:style-name="P35"><text:span text:style-name="T3">Handling: </text:span></text:p>
      <text:p text:style-name="P35"><text:span text:style-name="T3">Il sistema chiude il turno. Gli effetti della Carta Oggetto eventualmente giocata (Teletrasporto, Luci, Adrenalina, Sedativi) vengono mantenuti se si sono già verificati (Teletrasporto, Luci), mentre non vengono applicati se non si sono ancora verificati (Adrenalina, Sedativi). In ogni caso, la carta è considerata giocata.</text:span></text:p>
      <text:p text:style-name="P34"><text:soft-page-break/><text:span text:style-name="T3"/></text:p>
      <text:p text:style-name="P34"><text:span text:style-name="T3"/></text:p>
      <text:p text:style-name="P34"><text:span text:style-name="T3">Ti</text:span>tolo : <text:span text:style-name="T1">Giocare Carta Oggetto</text:span></text:p>
      <text:p text:style-name="P9">Precondizione : Deve essere il turno del giocatore e deve essere un Umano.</text:p>
      <text:p text:style-name="P9">Descrizione: </text:p>
      <text:list xml:id="list5421124312250026082" text:style-name="L6">
        <text:list-item>
          <text:p text:style-name="P13">Il sistema propone una serie di carte, del tipo adatto al momento del gioco. Se è prima della mossa: Teletrasporto / Adrenalina / Sedativi / Luci, se dopo la mossa: Attacco / Teletrasporto, Luci.</text:p>
        </text:list-item>
        <text:list-item>
          <text:p text:style-name="P13">Il Player sceglie il tipo di carta da giocare</text:p>
        </text:list-item>
        <text:list-item>
          <text:p text:style-name="P14">Se la scelta è Attacco :</text:p>
          <text:list>
            <text:list-item>
              <text:p text:style-name="P15">Il sistema controlla se vi sono personaggi in quella casella. Se vi sono, il sistema elimina tutti i personaggi che si trovano in quella casella.</text:p>
            </text:list-item>
          </text:list>
        </text:list-item>
        <text:list-item>
          <text:p text:style-name="P14">Se la scelta è Teletrasporto: </text:p>
          <text:list>
            <text:list-item>
              <text:p text:style-name="P16">Il sistema riporta il Character alla Casella di Partenza Umani</text:p>
            </text:list-item>
          </text:list>
        </text:list-item>
      </text:list>
      <text:list xml:id="list860057111457230263" text:style-name="L3">
        <text:list-item>
          <text:p text:style-name="P10">Se la scelta è Adrenalina: </text:p>
          <text:list>
            <text:list-item>
              <text:p text:style-name="P10"><text:s/>Il sistema permette all'Umano di muoversi di 2 caselle alla volta nella mossa che sta per fare</text:p>
            </text:list-item>
          </text:list>
        </text:list-item>
        <text:list-item>
          <text:p text:style-name="P10">Se la scelta è Sedativi :</text:p>
          <text:list>
            <text:list-item>
              <text:p text:style-name="P10"><text:s/>Quando il Player muove e il Character finisce su una casella, il Player non pesca carte Settore.</text:p>
            </text:list-item>
          </text:list>
        </text:list-item>
        <text:list-item>
          <text:p text:style-name="P11">Se la scelta è Luci :</text:p>
          <text:list>
            <text:list-item>
              <text:p text:style-name="P12">Il Player nomina un settore; Il sistema comunica pubblicamente i Player che si trovano in quella casella o nelle adiacenti, e la loro posizione (n: non la loro identità).</text:p>
            </text:list-item>
          </text:list>
        </text:list-item>
        <text:list-item>
          <text:p text:style-name="P11">Difesa : </text:p>
          <text:list>
            <text:list-item>
              <text:p text:style-name="P12">Questa carta non è giocata. Permette a un Umano di sopravvivere a un attacco.</text:p>
            </text:list-item>
          </text:list>
        </text:list-item>
      </text:list>
      <text:p text:style-name="P5"/>
      <text:p text:style-name="P8"/>
      <text:p text:style-name="P8">Titolo: Attaccare</text:p>
      <text:p text:style-name="P6">Precondizione : il Player deve avere effettuato la mossa. Il Character deve essere un Alieno, oppure deve essere un Umano che ha giocato la carta Attacco.</text:p>
      <text:list xml:id="list8816185676965143981" text:style-name="L7">
        <text:list-item>
          <text:p text:style-name="P17">Il Player dichiara la casella in cui attacca</text:p>
        </text:list-item>
        <text:list-item>
          <text:p text:style-name="P17">Il sistema elimina tutti i personaggi che si trovano nella casella in cui è stato effettuato l'attacco</text:p>
        </text:list-item>
        <text:list-item>
          <text:p text:style-name="P18">Il turno procede </text:p>
          <text:list>
            <text:list-item>
              <text:p text:style-name="P18">Se il personaggio è Umano, può giocare ancora una carta oggetto Luci o Teletrasporto.</text:p>
            </text:list-item>
            <text:list-item>
              <text:p text:style-name="P18">Se il gioco è in modalità completa, e il personaggio è Alieno, il suo range massimo di movimenti è permanentemente aumentato da 2 a 3.</text:p>
            </text:list-item>
          </text:list>
        </text:list-item>
        <text:list-item>
          <text:p text:style-name="P18">Lo Use Case termina.</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AR PL UMing HK1" svg:font-family="'AR PL UMing HK'"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5-12T22:09:40</meta:creation-date>
    <dc:date>2015-05-14T18:06:39</dc:date>
    <dc:creator>Andrea </dc:creator>
    <meta:editing-duration>PT2H54M36S</meta:editing-duration>
    <meta:editing-cycles>49</meta:editing-cycles>
    <meta:generator>LibreOffice/4.0.4.2$Linux_X86_64 LibreOffice_project/400m0$Build-2</meta:generator>
    <meta:document-statistic meta:table-count="0" meta:image-count="0" meta:object-count="0" meta:page-count="2" meta:paragraph-count="57" meta:word-count="741" meta:character-count="4301" meta:non-whitespace-character-count="3637"/>
  </office:meta>
</office:document-meta>
</file>